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0.519cm" svg:y="8.175cm">
            <draw:object draw:notify-on-update-of-ranges="Tabelle1.A1:Tabelle1.A1 Tabelle1.A2:Tabelle1.A12 Tabelle1.B1:Tabelle1.B1 Tabelle1.B2:Tabelle1.B12 Tabelle1.A1:Tabelle1.A1 Tabelle1.A2:Tabelle1.A12 Tabelle1.C1:Tabelle1.C1 Tabelle1.C2:Tabelle1.C12 Tabelle1.A1:Tabelle1.A1 Tabelle1.A2:Tabelle1.A12 Tabelle1.D1:Tabelle1.D1 Tabelle1.D2:Tabelle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7.019cm" svg:y="0.063cm">
            <draw:object draw:notify-on-update-of-ranges="Tabelle1.A1:Tabelle1.A1 Tabelle1.A2:Tabelle1.A12 Tabelle1.E1:Tabelle1.E1 Tabelle1.E2:Tabelle1.E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>
            <text:p>Aaaaaa</text:p>
          </table:table-cell>
          <table:table-cell table:style-name="ce1" office:value-type="string">
            <text:p>Bbbbbbb</text:p>
          </table:table-cell>
          <table:table-cell table:style-name="ce1" office:value-type="string">
            <text:p>Ccccccc</text:p>
          </table:table-cell>
          <table:table-cell table:style-name="ce2" office:value-type="string">
            <text:p>Ddddddddd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style-name="ce3" office:value-type="float" office:value="1000">
            <text:p>1000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1020">
            <text:p>10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1013">
            <text:p>10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012">
            <text:p>10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-30">
            <text:p>-30</text:p>
          </table:table-cell>
          <table:table-cell office:value-type="float" office:value="1010">
            <text:p>10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-22">
            <text:p>-22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-17">
            <text:p>-17</text:p>
          </table:table-cell>
          <table:table-cell office:value-type="float" office:value="1002">
            <text:p>10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-11">
            <text:p>-11</text:p>
          </table:table-cell>
          <table:table-cell office:value-type="float" office:value="1003">
            <text:p>10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1005">
            <text:p>100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006">
            <text:p>100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05">
            <text:p>1005</text:p>
          </table:table-cell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2-05-12T11:15:15</meta:creation-date>
    <dc:date>2012-05-12T13:40:17</dc:date>
    <dc:creator>Andreas Butti</dc:creator>
    <meta:editing-duration>PT2H23M34S</meta:editing-duration>
    <meta:editing-cycles>3</meta:editing-cycles>
    <meta:generator>LibreOffice/3.5$Linux_X86_64 LibreOffice_project/350m1$Build-2</meta:generator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Tabelle1.A1:Tabelle1.D12" chart:data-source-has-labels="row" svg:x="0.77cm" svg:y="0.855cm" svg:width="11.897cm" svg:height="7.545cm">
          <chartooo:coordinate-region svg:x="1.497cm" svg:y="1.054cm" svg:width="10.89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2" chart:label-cell-address="Tabelle1.B1:Tabelle1.B1" chart:class="chart:scatter">
            <chart:domain table:cell-range-address="Tabelle1.A2:Tabelle1.A12"/>
            <chart:data-point chart:repeated="11"/>
          </chart:series>
          <chart:series chart:style-name="ch7" chart:values-cell-range-address="Tabelle1.C2:Tabelle1.C12" chart:label-cell-address="Tabelle1.C1:Tabelle1.C1" chart:class="chart:scatter">
            <chart:data-point chart:repeated="11"/>
          </chart:series>
          <chart:series chart:style-name="ch8" chart:values-cell-range-address="Tabelle1.D2:Tabelle1.D12" chart:label-cell-address="Tabelle1.D1:Tabelle1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aaaaa</text:p>
                <draw:g>
                  <svg:desc>Tabelle1.B1:Tabelle1.B1</svg:desc>
                </draw:g>
              </table:table-cell>
              <table:table-cell office:value-type="string">
                <text:p>Bbbbbbb</text:p>
                <draw:g>
                  <svg:desc>Tabelle1.C1:Tabelle1.C1</svg:desc>
                </draw:g>
              </table:table-cell>
              <table:table-cell office:value-type="string">
                <text:p>Ccccccc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2</svg:desc>
                </draw:g>
              </table:table-cell>
              <table:table-cell office:value-type="float" office:value="0">
                <text:p>0</text:p>
                <draw:g>
                  <svg:desc>Tabelle1.B2:Tabelle1.B12</svg:desc>
                </draw:g>
              </table:table-cell>
              <table:table-cell office:value-type="float" office:value="15">
                <text:p>15</text:p>
                <draw:g>
                  <svg:desc>Tabelle1.C2:Tabelle1.C12</svg:desc>
                </draw:g>
              </table:table-cell>
              <table:table-cell office:value-type="float" office:value="15">
                <text:p>15</text:p>
                <draw:g>
                  <svg:desc>Tabelle1.D2:Tabelle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Tabelle1.A1:Tabelle1.A12 Tabelle1.E1:Tabelle1.E12" chart:data-source-has-labels="row" svg:x="0.77cm" svg:y="0.855cm" svg:width="11.526cm" svg:height="7.545cm">
          <chartooo:coordinate-region svg:x="1.762cm" svg:y="1.055cm" svg:width="10.25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:Tabelle1.E12" chart:label-cell-address="Tabelle1.E1:Tabelle1.E1" chart:class="chart:scatter">
            <chart:domain table:cell-range-address="Tabelle1.A2:Tabelle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dddddddd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2</svg:desc>
                </draw:g>
              </table:table-cell>
              <table:table-cell office:value-type="float" office:value="1000">
                <text:p>1000</text:p>
                <draw:g>
                  <svg:desc>Tabelle1.E2:Tabelle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5">
                <text:p>1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